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e64de" officeooo:paragraph-rsid="000e64de" style:font-size-asian="17.5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20pt" officeooo:rsid="000e64de" officeooo:paragraph-rsid="000e64de" style:font-size-asian="17.5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0f6e6c" officeooo:paragraph-rsid="000f6e6c" style:font-size-asian="17.5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20pt" officeooo:rsid="0010a790" officeooo:paragraph-rsid="0010a790" style:font-size-asian="17.5pt" style:font-size-complex="20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f6e6c" style:font-size-asian="10.5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0f798f" style:font-size-asian="10.5pt" style:font-size-complex="12pt"/>
    </style:style>
    <style:style style:name="T5" style:family="text">
      <style:text-properties fo:font-size="12pt" style:text-underline-style="none" style:font-size-asian="10.5pt" style:font-size-complex="12pt"/>
    </style:style>
    <style:style style:name="T6" style:family="text">
      <style:text-properties fo:font-size="12pt" style:text-underline-style="none" officeooo:rsid="000f798f" style:font-size-asian="10.5pt" style:font-size-complex="12pt"/>
    </style:style>
    <style:style style:name="T7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8" style:family="text">
      <style:text-properties fo:font-size="12pt" fo:font-style="italic" style:text-underline-style="solid" style:text-underline-width="auto" style:text-underline-color="font-color" style:font-size-asian="10.5pt" style:font-style-asian="italic" style:font-size-complex="12pt" style:font-style-complex="italic"/>
    </style:style>
    <style:style style:name="T9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0" style:family="text">
      <style:text-properties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1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</text:p>
      <text:p text:style-name="P2"><text:line-break/><text:span text:style-name="T1">P</text:span><text:span text:style-name="T2">ESSOA</text:span><text:span text:style-name="T1">(</text:span><text:span text:style-name="T2">i</text:span><text:span text:style-name="T3">d</text:span><text:span text:style-name="T1">, nome, dataNascimento, morada, telefone, e-mail)</text:span></text:p>
      <text:p text:style-name="P2"><text:span text:style-name="T1"/></text:p>
      <text:p text:style-name="P3"><text:span text:style-name="T1">CLIENTE(i</text:span><text:span text:style-name="T3">d</text:span><text:span text:style-name="T1"> → PESSOA, id_carta_conducao, validade_carta, data_emissao_carta)</text:span></text:p>
      <text:p text:style-name="P3"><text:span text:style-name="T1"/></text:p>
      <text:p text:style-name="P3"><text:span text:style-name="T1">FUNCIONARIO(</text:span><text:span text:style-name="T3">id</text:span><text:span text:style-name="T5"> → PESSOA, horas_semanais, salario_hora)</text:span></text:p>
      <text:p text:style-name="P3"><text:span text:style-name="T5"/></text:p>
      <text:p text:style-name="P3"><text:span text:style-name="T5">CARRO(</text:span><text:span text:style-name="T3">i</text:span><text:span text:style-name="T10">d</text:span><text:span text:style-name="T9">, matricula, modelo → MODELO)</text:span></text:p>
      <text:p text:style-name="P3"><text:span text:style-name="T5"/></text:p>
      <text:p text:style-name="P3"><text:span text:style-name="T5">MODELO(</text:span><text:span text:style-name="T3">nome</text:span><text:span text:style-name="T5">, categoria, marca → MARCA)</text:span></text:p>
      <text:p text:style-name="P3"><text:span text:style-name="T5"/></text:p>
      <text:p text:style-name="P3"><text:span text:style-name="T5">MARCA(</text:span><text:span text:style-name="T4">nome</text:span><text:span text:style-name="T6">)</text:span></text:p>
      <text:p text:style-name="P3"><text:span text:style-name="T6"/></text:p>
      <text:p text:style-name="P4"><text:span text:style-name="T6">S</text:span><text:span text:style-name="T5">EGURADORA(</text:span><text:span text:style-name="T3">nome</text:span><text:span text:style-name="T5">, morada, telefone, e-mail)</text:span></text:p>
      <text:p text:style-name="P4"><text:span text:style-name="T5"/></text:p>
      <text:p text:style-name="P4"><text:span text:style-name="T5">SEGURO(</text:span><text:span text:style-name="T10">id</text:span><text:span text:style-name="T9">, tipo, descrição, preço)</text:span></text:p>
      <text:p text:style-name="P4"><text:span text:style-name="T9"/></text:p>
      <text:p text:style-name="P4"><text:span text:style-name="T9">SEGURADORA_SEGURO(</text:span><text:span text:style-name="T10">seguradora</text:span><text:span text:style-name="T9"> → SEGURADORA, </text:span><text:span text:style-name="T10">seguro</text:span><text:span text:style-name="T9"> → SEGURO)</text:span></text:p>
      <text:p text:style-name="P4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6:36:23.458599936</meta:creation-date>
    <dc:date>2023-10-26T17:21:31.107869509</dc:date>
    <meta:editing-duration>PT3M52S</meta:editing-duration>
    <meta:editing-cycles>1</meta:editing-cycles>
    <meta:document-statistic meta:table-count="0" meta:image-count="0" meta:object-count="0" meta:page-count="1" meta:paragraph-count="10" meta:word-count="44" meta:character-count="426" meta:non-whitespace-character-count="391"/>
    <meta:generator>LibreOffice/7.3.7.2$Linux_X86_64 LibreOffice_project/30$Build-2</meta:generator>
  </office:meta>
</office:document-meta>
</file>